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language="pl" fo:country="PL" officeooo:paragraph-rsid="001fbe4e"/>
    </style:style>
    <style:style style:name="P2" style:family="paragraph" style:parent-style-name="Text_20_body" style:list-style-name="WW8Num10">
      <style:paragraph-properties fo:text-align="justify" style:justify-single-word="false"/>
      <style:text-properties fo:language="pl" fo:country="PL" officeooo:rsid="000d296f" officeooo:paragraph-rsid="001fbe4e"/>
    </style:style>
    <style:style style:name="P3" style:family="paragraph" style:parent-style-name="Text_20_body">
      <style:paragraph-properties fo:text-align="justify" style:justify-single-word="false"/>
      <style:text-properties fo:language="pl" fo:country="PL" officeooo:rsid="000d296f" officeooo:paragraph-rsid="001fbe4e"/>
    </style:style>
    <style:style style:name="P4" style:family="paragraph" style:parent-style-name="Text_20_body">
      <style:paragraph-properties fo:text-align="justify" style:justify-single-word="false"/>
      <style:text-properties fo:language="pl" fo:country="PL" officeooo:rsid="00203664" officeooo:paragraph-rsid="00203664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203664"/>
    </style:style>
    <style:style style:name="T1" style:family="text">
      <style:text-properties officeooo:rsid="000ece21"/>
    </style:style>
    <style:style style:name="T2" style:family="text">
      <style:text-properties officeooo:rsid="000d296f"/>
    </style:style>
    <style:style style:name="T3" style:family="text">
      <style:text-properties officeooo:rsid="00203664"/>
    </style:style>
    <style:style style:name="T4" style:family="text">
      <style:text-properties fo:language="pl" fo:country="PL" officeooo:rsid="000d29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ymagania funkcjonalne</text:span> „<text:span text:style-name="T2">Martial DB”</text:span>:</text:p>
      <text:list xml:id="list5615406769394699369" text:style-name="WW8Num10">
        <text:list-item>
          <text:p text:style-name="P2">wglądu w dane osobowe Adeptów za pomocą komputera, telefonu lub tabletu (za pośrednictwem przeglądarki internetowej) z dowolnego miejsca o dowolnej porze</text:p>
        </text:list-item>
        <text:list-item>
          <text:p text:style-name="P2">zarządzania danymi osobowymi Adeptów, w tym dodawania, modyfikowania i usuwania danych</text:p>
        </text:list-item>
        <text:list-item>
          <text:p text:style-name="P2">dodawania, modyfikowania i usuwania danych Grup, w tym definiowania dni zajęciowych i przydziału Adeptów do poszczególnych Grup</text:p>
        </text:list-item>
        <text:list-item>
          <text:p text:style-name="P2">łatwego wydruku (PDF) zestawienia Grup w postaci listy do sprawdzania obecności na Zajęciach</text:p>
        </text:list-item>
        <text:list-item>
          <text:p text:style-name="P2">łatwego wydruku (PDF) zestawienia Grup w postaci listy do śledzenia miesięcznych opłat za Zajęcia oraz różne dodatkowe składki</text:p>
        </text:list-item>
        <text:list-item>
          <text:p text:style-name="P2">dodawania, modyfikowania, usuwania i wydruku (PDF) danych o <text:span text:style-name="T1">O</text:span>bozach/<text:span text:style-name="T1">Z</text:span>grupowaniach treningowych <text:span text:style-name="T1">oraz Egzaminach </text:span>organizowanych przez Szkołę lub poszczególne Sekcje</text:p>
        </text:list-item>
      </text:list>
      <text:p text:style-name="P3"/>
      <text:p text:style-name="P4">Wymagania niefunkcjonalne „Martial DB”:</text:p>
      <text:list xml:id="list792121231991442593" text:style-name="L1">
        <text:list-item>
          <text:p text:style-name="P5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819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08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35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629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9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16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439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0:57:13.037407903</meta:creation-date>
    <dc:date>2016-04-09T11:25:20.63255485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13" meta:character-count="828" meta:non-whitespace-character-count="730"/>
  </office:meta>
</office:document-meta>
</file>